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40c" officeooo:paragraph-rsid="001e640c"/>
    </style:style>
    <style:style style:name="P2" style:family="paragraph" style:parent-style-name="Standard" style:list-style-name="L1">
      <style:text-properties officeooo:rsid="001e640c" officeooo:paragraph-rsid="001e640c"/>
    </style:style>
    <style:style style:name="P3" style:family="paragraph" style:parent-style-name="Standard">
      <style:text-properties officeooo:rsid="002112ea" officeooo:paragraph-rsid="002112ea"/>
    </style:style>
    <style:style style:name="P4" style:family="paragraph" style:parent-style-name="Standard">
      <style:text-properties officeooo:rsid="0022ab3c" officeooo:paragraph-rsid="0022ab3c"/>
    </style:style>
    <style:style style:name="T1" style:family="text">
      <style:text-properties officeooo:rsid="002234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higan Attractions</text:p>
      <text:p text:style-name="P1"/>
      <text:list xml:id="list3908781561" text:style-name="L1">
        <text:list-item>
          <text:p text:style-name="P2">Home</text:p>
          <text:p text:style-name="P2">Contact Form</text:p>
        </text:list-item>
        <text:list-item>
          <text:p text:style-name="P2">Lighthouses</text:p>
        </text:list-item>
        <text:list-item>
          <text:p text:style-name="P2">State Parks</text:p>
        </text:list-item>
        <text:list-item>
          <text:p text:style-name="P2">Beaches</text:p>
        </text:list-item>
      </text:list>
      <text:p text:style-name="P1"/>
      <text:p text:style-name="P1"/>
      <text:p text:style-name="P1"/>
      <text:p text:style-name="P1"/>
      <text:p text:style-name="P1">Meta tags on all pages with keywords</text:p>
      <text:p text:style-name="P1">Ordered List – Nested</text:p>
      <text:p text:style-name="P1">Unordered list – Nested</text:p>
      <text:p text:style-name="P1">Them throughout site</text:p>
      <text:p text:style-name="P1">Horizontal rule underneath nav bar – CSS color, alignment, height and width</text:p>
      <text:p text:style-name="P1">Heading levels 1, 2, and 3</text:p>
      <text:p text:style-name="P1">two tables border and borderless, row/col span, css id to change cell specs, caption</text:p>
      <text:p text:style-name="P1">nav bar with hover, link, nav tag, active</text:p>
      <text:p text:style-name="P1">form controls 3</text:p>
      <text:p text:style-name="P1">3 clickable images</text:p>
      <text:p text:style-name="P1"/>
      <text:p text:style-name="P3">Colors:</text:p>
      <text:p text:style-name="P3"><text:span text:style-name="T1">nav background: </text:span>#7bbde1</text:p>
      <text:p text:style-name="P4">nav active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20:55:49.661493624</meta:creation-date>
    <dc:date>2021-12-04T21:17:48.014349752</dc:date>
    <meta:editing-duration>PT11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80" meta:character-count="474" meta:non-whitespace-character-count="413"/>
  </office:meta>
</office:document-meta>
</file>